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Code Pro" svg:font-family="'Source Code Pr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82a36">
        <style:background-image/>
      </style:paragraph-properties>
      <style:text-properties fo:color="#f8f8f2"/>
    </style:style>
    <style:style style:name="P2" style:family="paragraph" style:parent-style-name="Preformatted_20_Text">
      <style:paragraph-properties fo:background-color="#282a36">
        <style:background-image/>
      </style:paragraph-properties>
      <style:text-properties fo:color="#f8f8f2"/>
    </style:style>
    <style:style style:name="P3" style:family="paragraph" style:parent-style-name="Preformatted_20_Text">
      <style:paragraph-properties fo:background-color="#282a36">
        <style:background-image/>
      </style:paragraph-properties>
      <style:text-properties fo:color="#f8f8f2" style:font-name="Source Code Pro"/>
    </style:style>
    <style:style style:name="P4" style:family="paragraph" style:parent-style-name="Preformatted_20_Text">
      <style:paragraph-properties fo:background-color="#282a36">
        <style:background-image/>
      </style:paragraph-properties>
      <style:text-properties fo:color="#8ba3eb"/>
    </style:style>
    <style:style style:name="T1" style:family="text">
      <style:text-properties fo:color="#ff79c6"/>
    </style:style>
    <style:style style:name="T2" style:family="text">
      <style:text-properties fo:color="#ff79c6" style:font-name="Source Code Pro"/>
    </style:style>
    <style:style style:name="T3" style:family="text">
      <style:text-properties fo:color="#78dce8"/>
    </style:style>
    <style:style style:name="T4" style:family="text">
      <style:text-properties fo:color="#78dce8" style:font-name="Source Code Pro"/>
    </style:style>
    <style:style style:name="T5" style:family="text">
      <style:text-properties style:font-name="Source Code Pro"/>
    </style:style>
    <style:style style:name="T6" style:family="text">
      <style:text-properties style:font-name="Source Code Pro" fo:font-style="italic"/>
    </style:style>
    <style:style style:name="T7" style:family="text">
      <style:text-properties fo:color="#8ba3eb"/>
    </style:style>
    <style:style style:name="T8" style:family="text">
      <style:text-properties fo:color="#8ba3eb" style:font-name="Source Code Pro" fo:font-style="italic"/>
    </style:style>
    <style:style style:name="T9" style:family="text">
      <style:text-properties fo:color="#8be9fd" style:font-name="Source Code Pro"/>
    </style:style>
    <style:style style:name="T10" style:family="text">
      <style:text-properties fo:color="#8be9fd" style:font-name="Source Code Pro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Code Pro" svg:font-family="'Source Code Pr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0T09:07:39.45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